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cumentsWriterThreadState.DocumentsWriterThreadState( DocumentsWriter doc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ocumentsWriterThreadState.doAfter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